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eed Test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10" table:number-rows-spanned="1">
            <text:p>Trial</text:p>
          </table:table-cell>
          <table:covered-table-cell table:number-columns-repeated="9"/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K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4:.K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5:.K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6:.K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7:.K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8:.K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9:.K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K1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1:.K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2:.K12])" office:value-type="float" office:value="2" calcext:value-type="float">
            <text:p>2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See section 10.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2:33:07.810612749</meta:creation-date>
    <dc:date>2021-11-10T14:48:29.318304082</dc:date>
    <meta:editing-duration>PT2H14M41S</meta:editing-duration>
    <meta:editing-cycles>87</meta:editing-cycles>
    <meta:generator>LibreOffice/6.4.7.2$Linux_X86_64 LibreOffice_project/40$Build-2</meta:generator>
    <meta:document-statistic meta:table-count="1" meta:cell-count="134" meta:object-count="0"/>
  </office:meta>
</office:document-meta>
</file>